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62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]*[.E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C8]*[.E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9]*[.E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E1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3]*[.E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17]*[.E17]" office:value-type="float" office:value="10" calcext:value-type="float">
            <text:p>10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18]*[.E1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]*[.E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23]*[.E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]*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0-10-08T19:53:56.172900444</dc:date>
    <meta:editing-duration>PT13M11S</meta:editing-duration>
    <meta:editing-cycles>5</meta:editing-cycles>
    <meta:generator>LibreOffice/5.1.6.2$Linux_X86_64 LibreOffice_project/10m0$Build-2</meta:generator>
    <meta:document-statistic meta:table-count="1" meta:cell-count="707" meta:object-count="0"/>
  </office:meta>
</office:document-meta>
</file>